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3.494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2.24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1.04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variables_15-18-21_Sat_1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verage speed</text:p>
          </table:table-cell>
          <table:table-cell office:value-type="string" calcext:value-type="string">
            <text:p>average duration</text:p>
          </table:table-cell>
          <table:table-cell office:value-type="string" calcext:value-type="string">
            <text:p>average transit time</text:p>
          </table:table-cell>
          <table:table-cell office:value-type="string" calcext:value-type="string">
            <text:p>average walk time</text:p>
          </table:table-cell>
          <table:table-cell office:value-type="string" calcext:value-type="string">
            <text:p>average walk share</text:p>
          </table:table-cell>
          <table:table-cell office:value-type="string" calcext:value-type="string">
            <text:p>walk share under 40%</text:p>
          </table:table-cell>
          <table:table-cell office:value-type="string" calcext:value-type="string">
            <text:p>average amount of changes</text:p>
          </table:table-cell>
          <table:table-cell office:value-type="string" calcext:value-type="string">
            <text:p>max changes</text:p>
          </table:table-cell>
          <table:table-cell office:value-type="string" calcext:value-type="string">
            <text:p>time difference to car</text:p>
          </table:table-cell>
          <table:table-cell office:value-type="string" calcext:value-type="string">
            <text:p>transit is reasonable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cinemas</text:p>
          </table:table-cell>
          <table:table-cell office:value-type="string" calcext:value-type="string">
            <text:p>population aggr</text:p>
          </table:table-cell>
          <table:table-cell office:value-type="string" calcext:value-type="string">
            <text:p>population density</text:p>
          </table:table-cell>
          <table:table-cell office:value-type="string" calcext:value-type="string">
            <text:p>built-up area</text:p>
          </table:table-cell>
          <table:table-cell office:value-type="string" calcext:value-type="string">
            <text:p>transit departures</text:p>
          </table:table-cell>
          <table:table-cell office:value-type="string" calcext:value-type="string">
            <text:p>transit stops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achen</text:p>
          </table:table-cell>
          <table:table-cell office:value-type="float" office:value="18" calcext:value-type="float">
            <text:p>18</text:p>
          </table:table-cell>
          <table:table-cell office:value-type="float" office:value="1.9087026819345" calcext:value-type="float">
            <text:p>1.9087026819345</text:p>
          </table:table-cell>
          <table:table-cell office:value-type="float" office:value="1160.99788461538" calcext:value-type="float">
            <text:p>1160.99788461538</text:p>
          </table:table-cell>
          <table:table-cell office:value-type="float" office:value="747.692307692308" calcext:value-type="float">
            <text:p>747.692307692308</text:p>
          </table:table-cell>
          <table:table-cell office:value-type="float" office:value="413.305576923077" calcext:value-type="float">
            <text:p>413.305576923077</text:p>
          </table:table-cell>
          <table:table-cell office:value-type="float" office:value="41.8565072024249" calcext:value-type="float">
            <text:p>41.8565072024249</text:p>
          </table:table-cell>
          <table:table-cell office:value-type="float" office:value="0.521153846153846" calcext:value-type="float">
            <text:p>0.521153846153846</text:p>
          </table:table-cell>
          <table:table-cell office:value-type="float" office:value="0.780769230769231" calcext:value-type="float">
            <text:p>0.780769230769231</text:p>
          </table:table-cell>
          <table:table-cell office:value-type="float" office:value="7" calcext:value-type="float">
            <text:p>7</text:p>
          </table:table-cell>
          <table:table-cell office:value-type="float" office:value="638.339615384615" calcext:value-type="float">
            <text:p>638.339615384615</text:p>
          </table:table-cell>
          <table:table-cell office:value-type="float" office:value="79.8076923076923" calcext:value-type="float">
            <text:p>79.80769230769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2136" calcext:value-type="float">
            <text:p>252136</text:p>
          </table:table-cell>
          <table:table-cell office:value-type="float" office:value="1567.52" calcext:value-type="float">
            <text:p>1567.52</text:p>
          </table:table-cell>
          <table:table-cell office:value-type="float" office:value="40" calcext:value-type="float">
            <text:p>40</text:p>
          </table:table-cell>
          <table:table-cell office:value-type="float" office:value="83796" calcext:value-type="float">
            <text:p>8379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lle (Saale)</text:p>
          </table:table-cell>
          <table:table-cell office:value-type="float" office:value="18" calcext:value-type="float">
            <text:p>18</text:p>
          </table:table-cell>
          <table:table-cell office:value-type="float" office:value="2.03098918880233" calcext:value-type="float">
            <text:p>2.03098918880233</text:p>
          </table:table-cell>
          <table:table-cell office:value-type="float" office:value="1606.7093385214" calcext:value-type="float">
            <text:p>1606.7093385214</text:p>
          </table:table-cell>
          <table:table-cell office:value-type="float" office:value="804.980544747082" calcext:value-type="float">
            <text:p>804.980544747082</text:p>
          </table:table-cell>
          <table:table-cell office:value-type="float" office:value="801.728793774319" calcext:value-type="float">
            <text:p>801.728793774319</text:p>
          </table:table-cell>
          <table:table-cell office:value-type="float" office:value="55.2329785460776" calcext:value-type="float">
            <text:p>55.2329785460776</text:p>
          </table:table-cell>
          <table:table-cell office:value-type="float" office:value="0.259615384615385" calcext:value-type="float">
            <text:p>0.259615384615385</text:p>
          </table:table-cell>
          <table:table-cell office:value-type="float" office:value="0.363813229571984" calcext:value-type="float">
            <text:p>0.363813229571984</text:p>
          </table:table-cell>
          <table:table-cell office:value-type="float" office:value="5" calcext:value-type="float">
            <text:p>5</text:p>
          </table:table-cell>
          <table:table-cell office:value-type="float" office:value="995.08326848249" calcext:value-type="float">
            <text:p>995.08326848249</text:p>
          </table:table-cell>
          <table:table-cell office:value-type="float" office:value="89.0384615384616" calcext:value-type="float">
            <text:p>89.0384615384616</text:p>
          </table:table-cell>
          <table:table-cell office:value-type="float" office:value="0.988461538461538" calcext:value-type="float">
            <text:p>0.988461538461538</text:p>
          </table:table-cell>
          <table:table-cell office:value-type="float" office:value="6" calcext:value-type="float">
            <text:p>6</text:p>
          </table:table-cell>
          <table:table-cell office:value-type="float" office:value="242083" calcext:value-type="float">
            <text:p>242083</text:p>
          </table:table-cell>
          <table:table-cell office:value-type="float" office:value="1792.81" calcext:value-type="float">
            <text:p>1792.81</text:p>
          </table:table-cell>
          <table:table-cell office:value-type="float" office:value="52.92" calcext:value-type="float">
            <text:p>52.92</text:p>
          </table:table-cell>
          <table:table-cell office:value-type="float" office:value="60209" calcext:value-type="float">
            <text:p>6020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idelberg</text:p>
          </table:table-cell>
          <table:table-cell office:value-type="float" office:value="18" calcext:value-type="float">
            <text:p>18</text:p>
          </table:table-cell>
          <table:table-cell office:value-type="float" office:value="2.04163346393262" calcext:value-type="float">
            <text:p>2.04163346393262</text:p>
          </table:table-cell>
          <table:table-cell office:value-type="float" office:value="1509.47211538462" calcext:value-type="float">
            <text:p>1509.47211538462</text:p>
          </table:table-cell>
          <table:table-cell office:value-type="float" office:value="777.980769230769" calcext:value-type="float">
            <text:p>777.980769230769</text:p>
          </table:table-cell>
          <table:table-cell office:value-type="float" office:value="731.491346153846" calcext:value-type="float">
            <text:p>731.491346153846</text:p>
          </table:table-cell>
          <table:table-cell office:value-type="float" office:value="52.8291209054852" calcext:value-type="float">
            <text:p>52.8291209054852</text:p>
          </table:table-cell>
          <table:table-cell office:value-type="float" office:value="0.317307692307692" calcext:value-type="float">
            <text:p>0.317307692307692</text:p>
          </table:table-cell>
          <table:table-cell office:value-type="float" office:value="0.603365384615385" calcext:value-type="float">
            <text:p>0.603365384615385</text:p>
          </table:table-cell>
          <table:table-cell office:value-type="float" office:value="4" calcext:value-type="float">
            <text:p>4</text:p>
          </table:table-cell>
          <table:table-cell office:value-type="float" office:value="812.731009615385" calcext:value-type="float">
            <text:p>812.731009615385</text:p>
          </table:table-cell>
          <table:table-cell office:value-type="float" office:value="89.6634615384616" calcext:value-type="float">
            <text:p>89.66346153846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2273" calcext:value-type="float">
            <text:p>162273</text:p>
          </table:table-cell>
          <table:table-cell office:value-type="float" office:value="1491.07" calcext:value-type="float">
            <text:p>1491.07</text:p>
          </table:table-cell>
          <table:table-cell office:value-type="float" office:value="30.58" calcext:value-type="float">
            <text:p>30.58</text:p>
          </table:table-cell>
          <table:table-cell office:value-type="float" office:value="47709" calcext:value-type="float">
            <text:p>4770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snabrück</text:p>
          </table:table-cell>
          <table:table-cell office:value-type="float" office:value="18" calcext:value-type="float">
            <text:p>18</text:p>
          </table:table-cell>
          <table:table-cell office:value-type="float" office:value="1.95874224913848" calcext:value-type="float">
            <text:p>1.95874224913848</text:p>
          </table:table-cell>
          <table:table-cell office:value-type="float" office:value="2003.08595641646" calcext:value-type="float">
            <text:p>2003.08595641646</text:p>
          </table:table-cell>
          <table:table-cell office:value-type="float" office:value="1118.64406779661" calcext:value-type="float">
            <text:p>1118.64406779661</text:p>
          </table:table-cell>
          <table:table-cell office:value-type="float" office:value="884.441888619855" calcext:value-type="float">
            <text:p>884.441888619855</text:p>
          </table:table-cell>
          <table:table-cell office:value-type="float" office:value="44.8739440829145" calcext:value-type="float">
            <text:p>44.8739440829145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871670702179177" calcext:value-type="float">
            <text:p>0.871670702179177</text:p>
          </table:table-cell>
          <table:table-cell office:value-type="float" office:value="5" calcext:value-type="float">
            <text:p>5</text:p>
          </table:table-cell>
          <table:table-cell office:value-type="float" office:value="1373.28716707022" calcext:value-type="float">
            <text:p>1373.28716707022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0.992788461538462" calcext:value-type="float">
            <text:p>0.992788461538462</text:p>
          </table:table-cell>
          <table:table-cell office:value-type="float" office:value="5" calcext:value-type="float">
            <text:p>5</text:p>
          </table:table-cell>
          <table:table-cell office:value-type="float" office:value="167366" calcext:value-type="float">
            <text:p>167366</text:p>
          </table:table-cell>
          <table:table-cell office:value-type="float" office:value="1397.05" calcext:value-type="float">
            <text:p>1397.05</text:p>
          </table:table-cell>
          <table:table-cell office:value-type="float" office:value="50.2" calcext:value-type="float">
            <text:p>50.2</text:p>
          </table:table-cell>
          <table:table-cell office:value-type="float" office:value="60580" calcext:value-type="float">
            <text:p>6058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feld (Leine)</text:p>
          </table:table-cell>
          <table:table-cell office:value-type="float" office:value="18" calcext:value-type="float">
            <text:p>18</text:p>
          </table:table-cell>
          <table:table-cell office:value-type="float" office:value="1.05949833657812" calcext:value-type="float">
            <text:p>1.05949833657812</text:p>
          </table:table-cell>
          <table:table-cell office:value-type="float" office:value="4068.38942307692" calcext:value-type="float">
            <text:p>4068.38942307692</text:p>
          </table:table-cell>
          <table:table-cell office:value-type="float" office:value="1994.42307692308" calcext:value-type="float">
            <text:p>1994.42307692308</text:p>
          </table:table-cell>
          <table:table-cell office:value-type="float" office:value="2073.96634615385" calcext:value-type="float">
            <text:p>2073.96634615385</text:p>
          </table:table-cell>
          <table:table-cell office:value-type="float" office:value="60.137771621994" calcext:value-type="float">
            <text:p>60.137771621994</text:p>
          </table:table-cell>
          <table:table-cell office:value-type="float" office:value="0.0961538461538461" calcext:value-type="float">
            <text:p>0.0961538461538461</text:p>
          </table:table-cell>
          <table:table-cell office:value-type="float" office:value="0.509615384615385" calcext:value-type="float">
            <text:p>0.509615384615385</text:p>
          </table:table-cell>
          <table:table-cell office:value-type="float" office:value="2" calcext:value-type="float">
            <text:p>2</text:p>
          </table:table-cell>
          <table:table-cell office:value-type="float" office:value="3586.75096153846" calcext:value-type="float">
            <text:p>3586.75096153846</text:p>
          </table:table-cell>
          <table:table-cell office:value-type="float" office:value="27.8846153846154" calcext:value-type="float">
            <text:p>27.8846153846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23" calcext:value-type="float">
            <text:p>18723</text:p>
          </table:table-cell>
          <table:table-cell office:value-type="float" office:value="256.9" calcext:value-type="float">
            <text:p>256.9</text:p>
          </table:table-cell>
          <table:table-cell office:value-type="float" office:value="18.8" calcext:value-type="float">
            <text:p>18.8</text:p>
          </table:table-cell>
          <table:table-cell office:value-type="float" office:value="2264" calcext:value-type="float">
            <text:p>22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e-Bad Schlema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64" calcext:value-type="float">
            <text:p>19864</text:p>
          </table:table-cell>
          <table:table-cell office:value-type="float" office:value="545.26" calcext:value-type="float">
            <text:p>545.26</text:p>
          </table:table-cell>
          <table:table-cell office:value-type="float" office:value="38.32" calcext:value-type="float">
            <text:p>38.32</text:p>
          </table:table-cell>
          <table:table-cell office:value-type="float" office:value="3531" calcext:value-type="float">
            <text:p>353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d Soden am Taunus</text:p>
          </table:table-cell>
          <table:table-cell office:value-type="float" office:value="18" calcext:value-type="float">
            <text:p>18</text:p>
          </table:table-cell>
          <table:table-cell office:value-type="float" office:value="1.2401457989113" calcext:value-type="float">
            <text:p>1.2401457989113</text:p>
          </table:table-cell>
          <table:table-cell office:value-type="float" office:value="960.501923076923" calcext:value-type="float">
            <text:p>960.501923076923</text:p>
          </table:table-cell>
          <table:table-cell office:value-type="float" office:value="439.615384615385" calcext:value-type="float">
            <text:p>439.615384615385</text:p>
          </table:table-cell>
          <table:table-cell office:value-type="float" office:value="520.886538461538" calcext:value-type="float">
            <text:p>520.886538461538</text:p>
          </table:table-cell>
          <table:table-cell office:value-type="float" office:value="60.227956343753" calcext:value-type="float">
            <text:p>60.227956343753</text:p>
          </table:table-cell>
          <table:table-cell office:value-type="float" office:value="0.288461538461538" calcext:value-type="float">
            <text:p>0.288461538461538</text:p>
          </table:table-cell>
          <table:table-cell office:value-type="float" office:value="0.0192307692307692" calcext:value-type="float">
            <text:p>0.0192307692307692</text:p>
          </table:table-cell>
          <table:table-cell office:value-type="float" office:value="1" calcext:value-type="float">
            <text:p>1</text:p>
          </table:table-cell>
          <table:table-cell office:value-type="float" office:value="751.378846153846" calcext:value-type="float">
            <text:p>751.378846153846</text:p>
          </table:table-cell>
          <table:table-cell office:value-type="float" office:value="33.6538461538462" calcext:value-type="float">
            <text:p>33.65384615384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162" calcext:value-type="float">
            <text:p>23162</text:p>
          </table:table-cell>
          <table:table-cell office:value-type="float" office:value="1852.96" calcext:value-type="float">
            <text:p>1852.96</text:p>
          </table:table-cell>
          <table:table-cell office:value-type="float" office:value="40.8" calcext:value-type="float">
            <text:p>40.8</text:p>
          </table:table-cell>
          <table:table-cell office:value-type="float" office:value="2117" calcext:value-type="float">
            <text:p>21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ndau in der Pfalz</text:p>
          </table:table-cell>
          <table:table-cell office:value-type="float" office:value="18" calcext:value-type="float">
            <text:p>18</text:p>
          </table:table-cell>
          <table:table-cell office:value-type="float" office:value="1.0464947923634" calcext:value-type="float">
            <text:p>1.0464947923634</text:p>
          </table:table-cell>
          <table:table-cell office:value-type="float" office:value="1325.34607843137" calcext:value-type="float">
            <text:p>1325.34607843137</text:p>
          </table:table-cell>
          <table:table-cell office:value-type="float" office:value="488.235294117647" calcext:value-type="float">
            <text:p>488.235294117647</text:p>
          </table:table-cell>
          <table:table-cell office:value-type="float" office:value="837.110784313725" calcext:value-type="float">
            <text:p>837.110784313725</text:p>
          </table:table-cell>
          <table:table-cell office:value-type="float" office:value="67.0506430460976" calcext:value-type="float">
            <text:p>67.0506430460976</text:p>
          </table:table-cell>
          <table:table-cell office:value-type="float" office:value="0.105769230769231" calcext:value-type="float">
            <text:p>0.105769230769231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3" calcext:value-type="float">
            <text:p>3</text:p>
          </table:table-cell>
          <table:table-cell office:value-type="float" office:value="936.435294117647" calcext:value-type="float">
            <text:p>936.435294117647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.980769230769231" calcext:value-type="float">
            <text:p>0.980769230769231</text:p>
          </table:table-cell>
          <table:table-cell office:value-type="float" office:value="2" calcext:value-type="float">
            <text:p>2</text:p>
          </table:table-cell>
          <table:table-cell office:value-type="float" office:value="47610" calcext:value-type="float">
            <text:p>47610</text:p>
          </table:table-cell>
          <table:table-cell office:value-type="float" office:value="574.03" calcext:value-type="float">
            <text:p>574.03</text:p>
          </table:table-cell>
          <table:table-cell office:value-type="float" office:value="24.95" calcext:value-type="float">
            <text:p>24.95</text:p>
          </table:table-cell>
          <table:table-cell office:value-type="float" office:value="6234" calcext:value-type="float">
            <text:p>62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kum</text:p>
          </table:table-cell>
          <table:table-cell office:value-type="float" office:value="18" calcext:value-type="float">
            <text:p>18</text:p>
          </table:table-cell>
          <table:table-cell office:value-type="float" office:value="1.08589236010815" calcext:value-type="float">
            <text:p>1.08589236010815</text:p>
          </table:table-cell>
          <table:table-cell office:value-type="float" office:value="1265.12873563218" calcext:value-type="float">
            <text:p>1265.12873563218</text:p>
          </table:table-cell>
          <table:table-cell office:value-type="float" office:value="113.793103448276" calcext:value-type="float">
            <text:p>113.793103448276</text:p>
          </table:table-cell>
          <table:table-cell office:value-type="float" office:value="1151.33563218391" calcext:value-type="float">
            <text:p>1151.33563218391</text:p>
          </table:table-cell>
          <table:table-cell office:value-type="float" office:value="88.0736675279212" calcext:value-type="float">
            <text:p>88.0736675279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0.24482758621" calcext:value-type="float">
            <text:p>1050.24482758621</text:p>
          </table:table-cell>
          <table:table-cell office:value-type="float" office:value="33.6538461538462" calcext:value-type="float">
            <text:p>33.6538461538462</text:p>
          </table:table-cell>
          <table:table-cell office:value-type="float" office:value="0.836538461538462" calcext:value-type="float">
            <text:p>0.836538461538462</text:p>
          </table:table-cell>
          <table:table-cell office:value-type="float" office:value="1" calcext:value-type="float">
            <text:p>1</text:p>
          </table:table-cell>
          <table:table-cell office:value-type="float" office:value="8035" calcext:value-type="float">
            <text:p>8035</text:p>
          </table:table-cell>
          <table:table-cell office:value-type="float" office:value="121.19" calcext:value-type="float">
            <text:p>121.19</text:p>
          </table:table-cell>
          <table:table-cell office:value-type="float" office:value="12.58" calcext:value-type="float">
            <text:p>12.58</text:p>
          </table:table-cell>
          <table:table-cell office:value-type="float" office:value="796" calcext:value-type="float">
            <text:p>7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andern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37" calcext:value-type="float">
            <text:p>8537</text:p>
          </table:table-cell>
          <table:table-cell office:value-type="float" office:value="137.12" calcext:value-type="float">
            <text:p>137.12</text:p>
          </table:table-cell>
          <table:table-cell office:value-type="float" office:value="9.16" calcext:value-type="float">
            <text:p>9.16</text:p>
          </table:table-cell>
          <table:table-cell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ungsborn</text:p>
          </table:table-cell>
          <table:table-cell office:value-type="float" office:value="18" calcext:value-type="float">
            <text:p>18</text:p>
          </table:table-cell>
          <table:table-cell office:value-type="float" office:value="1.11165373070417" calcext:value-type="float">
            <text:p>1.11165373070417</text:p>
          </table:table-cell>
          <table:table-cell office:value-type="float" office:value="1787.42596153846" calcext:value-type="float">
            <text:p>1787.42596153846</text:p>
          </table:table-cell>
          <table:table-cell office:value-type="float" office:value="180" calcext:value-type="float">
            <text:p>180</text:p>
          </table:table-cell>
          <table:table-cell office:value-type="float" office:value="1607.42596153846" calcext:value-type="float">
            <text:p>1607.42596153846</text:p>
          </table:table-cell>
          <table:table-cell office:value-type="float" office:value="89.5287633316919" calcext:value-type="float">
            <text:p>89.5287633316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5.63203883495" calcext:value-type="float">
            <text:p>1365.63203883495</text:p>
          </table:table-cell>
          <table:table-cell office:value-type="float" office:value="57.6923076923077" calcext:value-type="float">
            <text:p>57.6923076923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37" calcext:value-type="float">
            <text:p>8037</text:p>
          </table:table-cell>
          <table:table-cell office:value-type="float" office:value="497.03" calcext:value-type="float">
            <text:p>497.03</text:p>
          </table:table-cell>
          <table:table-cell office:value-type="float" office:value="29.62" calcext:value-type="float">
            <text:p>29.62</text:p>
          </table:table-cell>
          <table:table-cell office:value-type="float" office:value="363" calcext:value-type="float">
            <text:p>3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efeld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94" calcext:value-type="float">
            <text:p>7694</text:p>
          </table:table-cell>
          <table:table-cell office:value-type="float" office:value="220.77" calcext:value-type="float">
            <text:p>220.77</text:p>
          </table:table-cell>
          <table:table-cell office:value-type="float" office:value="12.83" calcext:value-type="float">
            <text:p>12.83</text:p>
          </table:table-cell>
          <table:table-cell office:value-type="float" office:value="1562" calcext:value-type="float">
            <text:p>15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/>
          <table:table-cell table:formula="of:=AVERAGE([.D2:.D13])" office:value-type="float" office:value="1.49819473360812" calcext:value-type="float">
            <text:p>1.49819473360812</text:p>
          </table:table-cell>
          <table:table-cell table:formula="of:=AVERAGE([.E2:.E13])" office:value-type="float" office:value="1743.00637963264" calcext:value-type="float">
            <text:p>1743.00637963264</text:p>
          </table:table-cell>
          <table:table-cell table:formula="of:=AVERAGE([.F2:.F13])" office:value-type="float" office:value="740.59606095235" calcext:value-type="float">
            <text:p>740.59606095235</text:p>
          </table:table-cell>
          <table:table-cell table:formula="of:=AVERAGE([.G2:.G13])" office:value-type="float" office:value="1002.41031868029" calcext:value-type="float">
            <text:p>1002.41031868029</text:p>
          </table:table-cell>
          <table:table-cell table:formula="of:=AVERAGE([.H2:.H13])" office:value-type="float" office:value="62.2012614009289" calcext:value-type="float">
            <text:p>62.20126140092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utes / kmh</text:p>
          </table:table-cell>
          <table:table-cell/>
          <table:table-cell table:formula="of:=[.D15]*3.6" office:value-type="float" office:value="5.39350104098923" calcext:value-type="float">
            <text:p>5.39350104098923</text:p>
          </table:table-cell>
          <table:table-cell table:formula="of:=[.E15]*3.6" office:value-type="float" office:value="6274.82296667749" calcext:value-type="float">
            <text:p>6274.82296667749</text:p>
          </table:table-cell>
          <table:table-cell table:formula="of:=[.F15]*3.6" office:value-type="float" office:value="2666.14581942846" calcext:value-type="float">
            <text:p>2666.14581942846</text:p>
          </table:table-cell>
          <table:table-cell table:formula="of:=[.G15]*3.6" office:value-type="float" office:value="3608.67714724903" calcext:value-type="float">
            <text:p>3608.67714724903</text:p>
          </table:table-cell>
          <table:table-cell table:formula="of:=[.H15]*3.6" office:value-type="float" office:value="223.924541043344" calcext:value-type="float">
            <text:p>223.924541043344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top mean</text:p>
          </table:table-cell>
          <table:table-cell/>
          <table:table-cell table:formula="of:=AVERAGE([.D2:.D5])" office:value-type="float" office:value="1.98501689595198" calcext:value-type="float">
            <text:p>1.98501689595198</text:p>
          </table:table-cell>
          <table:table-cell table:formula="of:=AVERAGE([.E2:.E5])" office:value-type="float" office:value="1570.06632373447" calcext:value-type="float">
            <text:p>1570.06632373447</text:p>
          </table:table-cell>
          <table:table-cell table:formula="of:=AVERAGE([.F2:.F5])" office:value-type="float" office:value="862.324422366692" calcext:value-type="float">
            <text:p>862.324422366692</text:p>
          </table:table-cell>
          <table:table-cell table:formula="of:=AVERAGE([.G2:.G5])" office:value-type="float" office:value="707.741901367774" calcext:value-type="float">
            <text:p>707.741901367774</text:p>
          </table:table-cell>
          <table:table-cell table:formula="of:=AVERAGE([.H2:.H5])" office:value-type="float" office:value="48.6981376842256" calcext:value-type="float">
            <text:p>48.698137684225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p minutes / kmh</text:p>
          </table:table-cell>
          <table:table-cell/>
          <table:table-cell table:formula="of:=[.D18]*3.6" office:value-type="float" office:value="7.14606082542714" calcext:value-type="float">
            <text:p>7.14606082542714</text:p>
          </table:table-cell>
          <table:table-cell table:formula="of:=[.E18]*3.6" office:value-type="float" office:value="5652.23876544408" calcext:value-type="float">
            <text:p>5652.23876544408</text:p>
          </table:table-cell>
          <table:table-cell table:formula="of:=[.F18]*3.6" office:value-type="float" office:value="3104.36792052009" calcext:value-type="float">
            <text:p>3104.36792052009</text:p>
          </table:table-cell>
          <table:table-cell table:formula="of:=[.G18]*3.6" office:value-type="float" office:value="2547.87084492399" calcext:value-type="float">
            <text:p>2547.87084492399</text:p>
          </table:table-cell>
          <table:table-cell table:formula="of:=[.H18]*3.6" office:value-type="float" office:value="175.313295663212" calcext:value-type="float">
            <text:p>175.31329566321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30T12:07:06.090154005</dc:date>
    <meta:editing-duration>PT5M7S</meta:editing-duration>
    <meta:editing-cycles>1</meta:editing-cycles>
    <meta:document-statistic meta:table-count="1" meta:cell-count="272" meta:object-count="0"/>
    <meta:generator>LibreOffice/7.3.7.2$Linux_X86_64 LibreOffice_project/30$Build-2</meta:generator>
  </office:meta>
</office:document-meta>
</file>